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office:value-type="float" office:value="6231549" calcext:value-type="float">
            <text:p>623154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6159" calcext:value-type="float">
            <text:p>1016159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416687" calcext:value-type="float">
            <text:p>82416687</text:p>
          </table:table-cell>
          <table:table-cell table:style-name="ce32" office:value-type="float" office:value="89829" calcext:value-type="float">
            <text:p>89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60884" calcext:value-type="float">
            <text:p>91608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office:value-type="float" office:value="6235087" calcext:value-type="float">
            <text:p>62350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1017093" calcext:value-type="float">
            <text:p>1017093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2488517" calcext:value-type="float">
            <text:p>82488517</text:p>
          </table:table-cell>
          <table:table-cell table:style-name="ce32" office:value-type="float" office:value="89964" calcext:value-type="float">
            <text:p>89964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32" office:value-type="float" office:value="9171536" calcext:value-type="float">
            <text:p>91715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office:value-type="float" office:value="6239826" calcext:value-type="float">
            <text:p>6239826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7603" calcext:value-type="float">
            <text:p>101760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565021" calcext:value-type="float">
            <text:p>82565021</text:p>
          </table:table-cell>
          <table:table-cell table:style-name="ce32" office:value-type="float" office:value="90082" calcext:value-type="float">
            <text:p>9008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81542" calcext:value-type="float">
            <text:p>918154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office:value-type="float" office:value="6243822" calcext:value-type="float">
            <text:p>6243822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8154" calcext:value-type="float">
            <text:p>101815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628089" calcext:value-type="float">
            <text:p>82628089</text:p>
          </table:table-cell>
          <table:table-cell table:style-name="ce32" office:value-type="float" office:value="90145" calcext:value-type="float">
            <text:p>9014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191546" calcext:value-type="float">
            <text:p>91915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6" calcext:value-type="date">
            <text:p>04/26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7" calcext:value-type="date">
            <text:p>04/2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8" calcext:value-type="date">
            <text:p>04/2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9" calcext:value-type="date">
            <text:p>04/2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30" calcext:value-type="date">
            <text:p>04/3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5-01" calcext:value-type="date">
            <text:p>05/0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1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20:03:41.27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22T20:16:49.107000000</dc:date>
    <meta:editing-duration>P1DT9H4M40S</meta:editing-duration>
    <meta:editing-cycles>329</meta:editing-cycles>
    <meta:generator>LibreOffice/7.2.5.2$Windows_X86_64 LibreOffice_project/499f9727c189e6ef3471021d6132d4c694f357e5</meta:generator>
    <meta:document-statistic meta:table-count="1" meta:cell-count="7020" meta:object-count="0"/>
  </office:meta>
</office:document-meta>
</file>